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7710000015F9CDDAA6B.svm" manifest:media-type=""/>
  <manifest:file-entry manifest:full-path="Pictures/20000001000000B20000014209EE71EA.svm" manifest:media-type=""/>
  <manifest:file-entry manifest:full-path="Pictures/20000001000002260000015F658E4F08.svm" manifest:media-type=""/>
  <manifest:file-entry manifest:full-path="Pictures/2000000100000482000000FA7BE86CF8.svm" manifest:media-type=""/>
  <manifest:file-entry manifest:full-path="Pictures/20000001000001C50000013E742FFDB4.svm" manifest:media-type=""/>
  <manifest:file-entry manifest:full-path="Pictures/20000001000007A8000004F486B961CC.svm" manifest:media-type=""/>
  <manifest:file-entry manifest:full-path="Pictures/20000001000001C50000013E583315B1.svm" manifest:media-type=""/>
  <manifest:file-entry manifest:full-path="Pictures/20000001000001C90000013EC275EA40.svm" manifest:media-type=""/>
  <manifest:file-entry manifest:full-path="Pictures/20000001000001C50000013E3AA41F01.svm" manifest:media-type=""/>
  <manifest:file-entry manifest:full-path="Pictures/2000000100000099000000F23ECEBF7C.svm" manifest:media-type=""/>
  <manifest:file-entry manifest:full-path="Pictures/20000001000000A1000000ED2027EFBB.svm" manifest:media-type=""/>
  <manifest:file-entry manifest:full-path="Pictures/2000000100000095000000F2AE99B648.svm" manifest:media-type=""/>
  <manifest:file-entry manifest:full-path="Pictures/2000000100000091000000E91D35C203.svm" manifest:media-type=""/>
  <manifest:file-entry manifest:full-path="Pictures/2000000100000077000000ED8BA927D7.svm" manifest:media-type=""/>
  <manifest:file-entry manifest:full-path="Pictures/20000001000001C50000013EE2AB9EAF.svm" manifest:media-type=""/>
  <manifest:file-entry manifest:full-path="Pictures/200000020000016B0000010F68E2F5C4.eps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10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10^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10^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6360}{\hertz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latex§\begin{align*}&#10;\left|  A_v \right|&amp;=\frac{\left|A_{vD}\right|}{\sqrt{2}}\\&#10;&amp;=\num{3.39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\left| A_{vD} \right|=\num{4.79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left|A_v \right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XB Tabriz" fo:font-size="12pt" style:font-size-asian="12pt" style:font-name-complex="XB Tabriz" style:font-size-complex="12pt"/>
    </style:style>
    <style:style style:name="P3" style:family="paragraph">
      <style:paragraph-properties fo:text-align="center"/>
      <style:text-properties style:font-name="XB Tabriz" fo:font-size="12pt" style:font-size-asian="12pt" style:font-size-complex="1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XB Tabriz" fo:font-size="12pt" style:font-size-asian="12pt" style:font-name-complex="XB Tabriz" style:font-size-complex="12pt"/>
    </style:style>
    <style:style style:name="T1" style:family="text">
      <style:text-properties style:font-name="XB Tabriz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6.539cm" svg:height="5.273cm" svg:x="3.496cm" svg:y="0.282cm">
          <draw:image xlink:href="Pictures/200000020000016B0000010F68E2F5C4.eps" xlink:type="simple" xlink:show="embed" xlink:actuate="onLoad">
            <text:p/>
          </draw:image>
          <draw:glue-point draw:id="4" svg:x="-0.431cm" svg:y="-1.555cm"/>
          <draw:glue-point draw:id="5" svg:x="-0.431cm" svg:y="4.86cm"/>
          <draw:glue-point draw:id="6" svg:x="-4.883cm" svg:y="-1.519cm"/>
        </draw:frame>
        <draw:frame draw:style-name="gr2" draw:text-style-name="P2" xml:id="id1" draw:id="id1" draw:layer="layout" svg:width="3.326cm" svg:height="0.916cm" svg:x="3.837cm" svg:y="0.303cm">
          <draw:text-box>
            <text:p><text:span text:style-name="T1">پست انقطاعی نقطہ</text:span></text:p>
          </draw:text-box>
        </draw:frame>
        <draw:connector draw:style-name="gr3" draw:text-style-name="P3" draw:layer="layout" draw:type="curve" draw:line-skew="-0.175cm 2.919cm 2.21cm" svg:x1="5.5cm" svg:y1="1.219cm" svg:x2="6.484cm" svg:y2="2.099cm" draw:start-shape="id1" draw:start-glue-point="2" draw:end-shape="id2" draw:end-glue-point="4" svg:d="M5500 1219c0 487 414 325 414 548 0 224 570 170 570 332" svg:viewBox="0 0 985 881">
          <text:p/>
        </draw:connector>
        <draw:line draw:style-name="gr4" draw:text-style-name="P3" draw:layer="layout" svg:x1="8.934cm" svg:y1="5.477cm" svg:x2="8.934cm" svg:y2="0.732cm">
          <text:p/>
        </draw:line>
        <draw:frame draw:style-name="gr5" draw:layer="layout" svg:width="0.683cm" svg:height="0.529cm" svg:x="6.806cm" svg:y="3.6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3" draw:text-style-name="P3" draw:layer="layout" draw:type="curve" draw:line-skew="-0.811cm" svg:x1="7.475cm" svg:y1="4.62cm" svg:x2="6.484cm" svg:y2="5.48cm" draw:start-shape="id3" draw:start-glue-point="2" draw:end-shape="id2" draw:end-glue-point="5" svg:d="M7475 4620c0 937-991 508-991 860" svg:viewBox="0 0 992 861">
          <text:p/>
        </draw:connector>
        <draw:connector draw:style-name="gr3" draw:text-style-name="P3" draw:layer="layout" draw:type="curve" svg:x1="2.116cm" svg:y1="2.456cm" svg:x2="3.573cm" svg:y2="2.118cm" draw:start-shape="id4" draw:start-glue-point="4" draw:end-shape="id2" draw:end-glue-point="6" svg:d="M2116 2456c1126 0 398-338 1457-338" svg:viewBox="0 0 1458 339">
          <text:p/>
        </draw:connector>
        <draw:frame draw:style-name="gr2" draw:text-style-name="P5" draw:layer="layout" svg:width="1.696cm" svg:height="2.246cm" svg:x="6.728cm" svg:y="2.196cm">
          <draw:text-box>
            <text:p text:style-name="P4"><text:span text:style-name="T1">پست</text:span></text:p>
            <text:p text:style-name="P4"><text:span text:style-name="T1">انقطاعی</text:span></text:p>
            <text:p text:style-name="P4"><text:span text:style-name="T1">تعدد</text:span></text:p>
          </draw:text-box>
        </draw:frame>
        <draw:frame draw:style-name="gr2" draw:text-style-name="P5" xml:id="id5" draw:id="id5" draw:layer="layout" svg:width="2.365cm" svg:height="1.581cm" svg:x="10.341cm" svg:y="0.92cm">
          <draw:text-box>
            <text:p text:style-name="P4"><text:span text:style-name="T1">درمیانے تعدد</text:span></text:p>
            <text:p text:style-name="P4"><text:span text:style-name="T1"><text:s/></text:span><text:span text:style-name="T1">کی افزائش</text:span></text:p>
          </draw:text-box>
        </draw:frame>
        <draw:frame draw:style-name="gr2" draw:text-style-name="P2" draw:layer="layout" svg:width="2.001cm" svg:height="0.916cm" svg:x="4.248cm" svg:y="5.916cm">
          <draw:text-box>
            <text:p><text:span text:style-name="T1">پست تعدد</text:span></text:p>
          </draw:text-box>
        </draw:frame>
        <draw:frame draw:style-name="gr2" draw:text-style-name="P2" draw:layer="layout" svg:width="2.229cm" svg:height="0.916cm" svg:x="7.843cm" svg:y="5.916cm">
          <draw:text-box>
            <text:p><text:span text:style-name="T1">درمیانی تعدد</text:span></text:p>
          </draw:text-box>
        </draw:frame>
        <draw:connector draw:style-name="gr3" draw:text-style-name="P1" draw:layer="layout" draw:type="curve" svg:x1="11.523cm" svg:y1="2.501cm" svg:x2="10.91cm" svg:y2="2.965cm" draw:start-shape="id5" draw:start-glue-point="2" draw:end-shape="id6" draw:end-glue-point="1" svg:d="M11523 2501c0 310-204 464-613 464" svg:viewBox="0 0 614 465">
          <text:p/>
        </draw:connector>
        <draw:frame draw:style-name="gr6" draw:text-style-name="P1" draw:layer="layout" svg:width="0.142cm" svg:height="0.283cm" svg:x="3.293cm" svg:y="4.323cm">
          <draw:image xlink:href="Pictures/2000000100000077000000ED8BA927D7.svm" xlink:type="simple" xlink:show="embed" xlink:actuate="onLoad">
            <text:p/>
          </draw:image>
        </draw:frame>
        <draw:frame draw:style-name="gr7" draw:text-style-name="P1" draw:layer="layout" svg:width="0.173cm" svg:height="0.278cm" svg:x="3.262cm" svg:y="3.321cm">
          <draw:image xlink:href="Pictures/2000000100000091000000E91D35C203.svm" xlink:type="simple" xlink:show="embed" xlink:actuate="onLoad">
            <text:p/>
          </draw:image>
        </draw:frame>
        <draw:frame draw:style-name="gr8" draw:text-style-name="P1" draw:layer="layout" svg:width="0.178cm" svg:height="0.289cm" svg:x="3.257cm" svg:y="2.374cm">
          <draw:image xlink:href="Pictures/2000000100000095000000F2AE99B648.svm" xlink:type="simple" xlink:show="embed" xlink:actuate="onLoad">
            <text:p/>
          </draw:image>
        </draw:frame>
        <draw:frame draw:style-name="gr9" draw:text-style-name="P1" draw:layer="layout" svg:width="0.192cm" svg:height="0.283cm" svg:x="3.243cm" svg:y="1.381cm">
          <draw:image xlink:href="Pictures/20000001000000A1000000ED2027EFBB.svm" xlink:type="simple" xlink:show="embed" xlink:actuate="onLoad">
            <text:p/>
          </draw:image>
        </draw:frame>
        <draw:frame draw:style-name="gr10" draw:text-style-name="P1" draw:layer="layout" svg:width="0.542cm" svg:height="0.38cm" svg:x="3.347cm" svg:y="5.612cm">
          <draw:image xlink:href="Pictures/20000001000001C50000013EE2AB9EAF.svm" xlink:type="simple" xlink:show="embed" xlink:actuate="onLoad">
            <text:p/>
          </draw:image>
        </draw:frame>
        <draw:frame draw:style-name="gr11" draw:text-style-name="P1" draw:layer="layout" svg:width="0.182cm" svg:height="0.289cm" svg:x="3.253cm" svg:y="5.316cm">
          <draw:image xlink:href="Pictures/2000000100000099000000F23ECEBF7C.svm" xlink:type="simple" xlink:show="embed" xlink:actuate="onLoad">
            <text:p/>
          </draw:image>
        </draw:frame>
        <draw:frame draw:style-name="gr12" draw:text-style-name="P1" draw:layer="layout" svg:width="0.542cm" svg:height="0.38cm" svg:x="4.903cm" svg:y="5.612cm">
          <draw:image xlink:href="Pictures/20000001000001C50000013E3AA41F01.svm" xlink:type="simple" xlink:show="embed" xlink:actuate="onLoad">
            <text:p/>
          </draw:image>
        </draw:frame>
        <draw:frame draw:style-name="gr13" draw:text-style-name="P1" draw:layer="layout" svg:width="0.547cm" svg:height="0.38cm" svg:x="6.565cm" svg:y="5.612cm">
          <draw:image xlink:href="Pictures/20000001000001C90000013EC275EA40.svm" xlink:type="simple" xlink:show="embed" xlink:actuate="onLoad">
            <text:p/>
          </draw:image>
        </draw:frame>
        <draw:frame draw:style-name="gr14" draw:text-style-name="P1" draw:layer="layout" svg:width="0.542cm" svg:height="0.38cm" svg:x="8.132cm" svg:y="5.612cm">
          <draw:image xlink:href="Pictures/20000001000001C50000013E583315B1.svm" xlink:type="simple" xlink:show="embed" xlink:actuate="onLoad">
            <text:p/>
          </draw:image>
        </draw:frame>
        <draw:frame draw:style-name="gr15" draw:text-style-name="P1" draw:layer="layout" svg:width="0.542cm" svg:height="0.38cm" svg:x="9.705cm" svg:y="5.612cm">
          <draw:image xlink:href="Pictures/20000001000001C50000013E742FFDB4.svm" xlink:type="simple" xlink:show="embed" xlink:actuate="onLoad">
            <text:p/>
          </draw:image>
        </draw:frame>
        <draw:frame draw:style-name="gr16" draw:text-style-name="P1" xml:id="id3" draw:id="id3" draw:layer="layout" svg:width="1.384cm" svg:height="0.299cm" svg:x="6.783cm" svg:y="4.321cm">
          <draw:image xlink:href="Pictures/2000000100000482000000FA7BE86CF8.svm" xlink:type="simple" xlink:show="embed" xlink:actuate="onLoad">
            <text:p/>
          </draw:image>
        </draw:frame>
        <draw:frame draw:style-name="gr17" draw:text-style-name="P1" xml:id="id4" draw:id="id4" draw:layer="layout" svg:width="1.959cm" svg:height="1.267cm" svg:x="0.279cm" svg:y="1.326cm">
          <draw:image xlink:href="Pictures/20000001000007A8000004F486B961CC.svm" xlink:type="simple" xlink:show="embed" xlink:actuate="onLoad">
            <text:p/>
          </draw:image>
          <draw:glue-point draw:id="4" svg:x="4.384cm" svg:y="3.93cm"/>
        </draw:frame>
        <draw:frame draw:style-name="gr18" draw:text-style-name="P1" draw:layer="layout" svg:width="0.212cm" svg:height="0.385cm" svg:x="10.374cm" svg:y="5.261cm">
          <draw:image xlink:href="Pictures/20000001000000B20000014209EE71EA.svm" xlink:type="simple" xlink:show="embed" xlink:actuate="onLoad">
            <text:p/>
          </draw:image>
        </draw:frame>
        <draw:frame draw:style-name="gr19" draw:text-style-name="P1" xml:id="id6" draw:id="id6" draw:layer="layout" svg:width="1.904cm" svg:height="0.35cm" svg:x="9.006cm" svg:y="2.79cm">
          <draw:image xlink:href="Pictures/20000001000007710000015F9CDDAA6B.svm" xlink:type="simple" xlink:show="embed" xlink:actuate="onLoad">
            <text:p/>
          </draw:image>
        </draw:frame>
        <draw:frame draw:style-name="gr20" draw:text-style-name="P1" draw:layer="layout" svg:width="0.659cm" svg:height="0.42cm" svg:x="2.631cm" svg:y="0.275cm">
          <draw:image xlink:href="Pictures/20000001000002260000015F658E4F0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7T16:22:44.454042992</dc:date>
    <meta:editing-duration>PT1H2M51S</meta:editing-duration>
    <meta:editing-cycles>14</meta:editing-cycles>
    <meta:generator>LibreOffice/4.2.8.2$Linux_x86 LibreOffice_project/420m0$Build-2</meta:generator>
    <meta:document-statistic meta:object-count="27"/>
  </office:meta>
</office:document-meta>
</file>

<file path=Object 4/content.xml><?xml version="1.0" encoding="utf-8"?>
<math xmlns="http://www.w3.org/1998/Math/MathML">
  <semantics>
    <msub>
      <mi>f</mi>
      <mi>L</mi>
    </msub>
    <annotation encoding="StarMath 5.0">f_L</annotation>
  </semantics>
</math>
</file>